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Regular" svg:font-family="MontserratRegular"/>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left"/>
    </style:style>
    <style:style style:name="Tabell1.A" style:family="table-column">
      <style:table-column-properties style:column-width="2.226cm"/>
    </style:style>
    <style:style style:name="Tabell1.B" style:family="table-column">
      <style:table-column-properties style:column-width="14.774cm"/>
    </style:style>
    <style:style style:name="Tabell1.A1" style:family="table-cell">
      <style:table-cell-properties style:vertical-align="middle" fo:padding="0.049cm" fo:border="none"/>
    </style:style>
    <style:style style:name="P1" style:family="paragraph" style:parent-style-name="Standard">
      <style:paragraph-properties fo:text-align="start" style:justify-single-word="false" fo:background-color="transparent">
        <style:background-image/>
      </style:paragraph-properties>
      <style:text-properties fo:color="#000000" style:font-name="Segoe UI"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fo:background-color="transparent">
        <style:background-image/>
      </style:paragraph-properties>
      <style:text-properties fo:color="#000000" style:font-name="Segoe UI" fo:font-size="12pt" fo:font-weight="normal" style:font-name-asian="MontserratRegular" style:font-size-asian="12pt" style:font-weight-asian="normal" style:font-name-complex="MontserratRegular" style:font-size-complex="12pt" style:font-weight-complex="normal"/>
    </style:style>
    <style:style style:name="P3" style:family="paragraph" style:parent-style-name="Standard">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4" style:family="paragraph" style:parent-style-name="Standard">
      <style:paragraph-properties fo:text-align="start" style:justify-single-word="false" fo:background-color="transparent">
        <style:background-image/>
      </style:paragraph-properties>
      <style:text-properties style:font-name="Segoe UI" fo:font-size="12pt" style:text-underline-style="solid" style:text-underline-width="auto" style:text-underline-color="font-color" style:font-name-asian="MontserratRegular" style:font-size-asian="12pt" style:font-name-complex="MontserratRegular" style:font-size-complex="12pt"/>
    </style:style>
    <style:style style:name="P5" style:family="paragraph" style:parent-style-name="Standard">
      <style:paragraph-properties fo:text-align="start" style:justify-single-word="false" fo:background-color="transparent">
        <style:background-image/>
      </style:paragraph-properties>
    </style:style>
    <style:style style:name="P6" style:family="paragraph" style:parent-style-name="Standard">
      <style:paragraph-properties fo:text-align="start" style:justify-single-word="false" fo:background-color="transparent">
        <style:background-image/>
      </style:paragraph-properties>
      <style:text-properties fo:color="#ffffff" style:font-name="Segoe UI" fo:font-size="12pt" fo:font-weight="normal" style:font-name-asian="MontserratRegular" style:font-size-asian="12pt" style:font-weight-asian="normal" style:font-name-complex="MontserratRegular" style:font-size-complex="12pt" style:font-weight-complex="normal"/>
    </style:style>
    <style:style style:name="P7" style:family="paragraph" style:parent-style-name="Standard">
      <style:paragraph-properties fo:text-align="center" style:justify-single-word="false" fo:background-color="#7e0021">
        <style:background-image/>
      </style:paragraph-properties>
      <style:text-properties fo:color="#ffffff" style:font-name="Segoe UI"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fo:background-color="#7e0021">
        <style:background-image/>
      </style:paragraph-properties>
      <style:text-properties fo:color="#ffffff" style:font-name="Segoe UI"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paragraph-properties fo:text-align="start" style:justify-single-word="false" fo:background-color="#7e0021">
        <style:background-image/>
      </style:paragraph-properties>
      <style:text-properties fo:color="#ffffff" style:font-name="Segoe UI" fo:font-size="14pt" fo:font-weight="normal" style:font-size-asian="14pt" style:font-weight-asian="normal" style:font-size-complex="14pt" style:font-weight-complex="normal"/>
    </style:style>
    <style:style style:name="P10" style:family="paragraph" style:parent-style-name="Table_20_Contents">
      <style:paragraph-properties fo:background-color="#7e0021">
        <style:background-image/>
      </style:paragraph-properties>
    </style:style>
    <style:style style:name="P11" style:family="paragraph" style:parent-style-name="Standard">
      <style:paragraph-properties fo:text-align="start" style:justify-single-word="false" fo:break-before="page" fo:background-color="#7e0021">
        <style:background-image/>
      </style:paragraph-properties>
      <style:text-properties fo:color="#ffffff" style:font-name="Segoe UI" fo:font-size="14pt" fo:font-weight="normal" style:font-size-asian="14pt" style:font-weight-asian="normal" style:font-size-complex="14pt" style:font-weight-complex="normal"/>
    </style:style>
    <style:style style:name="P12" style:family="paragraph" style:parent-style-name="Standard">
      <style:paragraph-properties fo:text-align="start" style:justify-single-word="false" fo:break-before="page" fo:background-color="#7e0021">
        <style:background-image/>
      </style:paragraph-properties>
      <style:text-properties fo:color="#ffffff" style:font-name="Segoe UI" fo:font-size="14pt" fo:font-weight="normal" style:font-name-asian="MontserratRegular" style:font-size-asian="14pt" style:font-weight-asian="normal" style:font-name-complex="MontserratRegular" style:font-size-complex="14pt" style:font-weight-complex="normal"/>
    </style:style>
    <style:style style:name="P13" style:family="paragraph" style:parent-style-name="Standard">
      <style:paragraph-properties fo:text-align="start" style:justify-single-word="false" fo:break-before="page" fo:background-color="transparent">
        <style:background-image/>
      </style:paragraph-properties>
    </style:style>
    <style:style style:name="P14" style:family="paragraph" style:parent-style-name="Standard">
      <style:text-properties style:font-name="Segoe UI"/>
    </style:style>
    <style:style style:name="P15" style:family="paragraph" style:parent-style-name="Text_20_body">
      <style:text-properties style:font-name="Segoe UI"/>
    </style:style>
    <style:style style:name="P16" style:family="paragraph" style:parent-style-name="Table_20_Contents">
      <style:paragraph-properties fo:margin-top="0cm" fo:margin-bottom="0.499cm"/>
    </style:style>
    <style:style style:name="P17" style:family="paragraph" style:parent-style-name="Standard" style:list-style-name="L1">
      <style:paragraph-properties fo:text-align="start" style:justify-single-word="false" fo:background-color="transparent">
        <style:background-image/>
      </style:paragraph-properties>
      <style:text-properties fo:color="#000000" style:font-name="Segoe UI" fo:font-size="12pt" fo:font-weight="normal" style:font-size-asian="12pt" style:font-weight-asian="normal" style:font-size-complex="12pt" style:font-weight-complex="normal"/>
    </style:style>
    <style:style style:name="P18" style:family="paragraph" style:parent-style-name="Standard" style:list-style-name="L4">
      <style:paragraph-properties fo:text-align="start" style:justify-single-word="false" fo:background-color="transparent">
        <style:background-image/>
      </style:paragraph-properties>
      <style:text-properties fo:color="#000000" style:font-name="Segoe UI" fo:font-size="12pt" fo:font-weight="normal" style:font-name-asian="MontserratRegular" style:font-size-asian="12pt" style:font-weight-asian="normal" style:font-name-complex="MontserratRegular" style:font-size-complex="12pt" style:font-weight-complex="normal"/>
    </style:style>
    <style:style style:name="P19" style:family="paragraph" style:parent-style-name="Standard" style:list-style-name="L6">
      <style:paragraph-properties fo:text-align="start" style:justify-single-word="false" fo:background-color="transparent">
        <style:background-image/>
      </style:paragraph-properties>
      <style:text-properties fo:color="#000000" style:font-name="Segoe UI" fo:font-size="12pt" fo:font-weight="normal" style:font-name-asian="MontserratRegular" style:font-size-asian="12pt" style:font-weight-asian="normal" style:font-name-complex="MontserratRegular" style:font-size-complex="12pt" style:font-weight-complex="normal"/>
    </style:style>
    <style:style style:name="P20" style:family="paragraph" style:parent-style-name="Standard" style:list-style-name="L2">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21" style:family="paragraph" style:parent-style-name="Standard" style:list-style-name="L3">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22" style:family="paragraph" style:parent-style-name="Standard" style:list-style-name="L4">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23" style:family="paragraph" style:parent-style-name="Standard" style:list-style-name="L5">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24" style:family="paragraph" style:parent-style-name="Standard" style:list-style-name="L9">
      <style:paragraph-properties fo:text-align="start" style:justify-single-word="false" fo:background-color="transparent">
        <style:background-image/>
      </style:paragraph-properties>
    </style:style>
    <style:style style:name="P25" style:family="paragraph" style:parent-style-name="Standard" style:list-style-name="L10">
      <style:paragraph-properties fo:text-align="start" style:justify-single-word="false" fo:background-color="transparent">
        <style:background-image/>
      </style:paragraph-properties>
    </style:style>
    <style:style style:name="P26" style:family="paragraph" style:parent-style-name="Text_20_body" style:list-style-name="L8">
      <style:text-properties style:font-name="Segoe UI"/>
    </style:style>
    <style:style style:name="P27" style:family="paragraph" style:parent-style-name="Text_20_body" style:list-style-name="L7">
      <style:paragraph-properties fo:text-align="start" style:justify-single-word="false" fo:background-color="transparent">
        <style:background-image/>
      </style:paragraph-properties>
      <style:text-properties fo:color="#000000" style:font-name="Segoe UI" fo:font-size="12pt" fo:font-weight="normal" style:font-size-asian="12pt" style:font-weight-asian="normal" style:font-size-complex="12pt" style:font-weight-complex="normal"/>
    </style:style>
    <style:style style:name="P28" style:family="paragraph" style:parent-style-name="Text_20_body" style:list-style-name="L8">
      <style:paragraph-properties fo:margin-top="0cm" fo:margin-bottom="0cm"/>
      <style:text-properties style:font-name="Segoe UI"/>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roject Exam <text:s/></text:p>
      <text:p text:style-name="P7">NOTES</text:p>
      <text:p text:style-name="P7">FOR THE</text:p>
      <text:p text:style-name="P7">REPORT</text:p>
      <text:p text:style-name="P7"/>
      <text:p text:style-name="P1"/>
      <text:p text:style-name="P9">Week 1:</text:p>
      <text:p text:style-name="P1"/>
      <text:p text:style-name="P1"/>
      <text:p text:style-name="P9">Week 2:</text:p>
      <text:p text:style-name="P1"/>
      <text:p text:style-name="P1"/>
      <text:list xml:id="list5399895636652170615" text:style-name="L1">
        <text:list-item>
          <text:p text:style-name="P17">Easy to use site, not very technical info – that being said, Spacex's website is already very “everyday man” friendly.</text:p>
        </text:list-item>
        <text:list-item>
          <text:p text:style-name="P17"/>
        </text:list-item>
      </text:list>
      <text:p text:style-name="P1"/>
      <text:p text:style-name="P1"/>
      <text:p text:style-name="P1"/>
      <text:p text:style-name="P1"/>
      <text:p text:style-name="P3">The target audience of this microsite:</text:p>
      <text:p text:style-name="P3"/>
      <text:p text:style-name="P4">What is SpaceX currently up to?</text:p>
      <text:p text:style-name="P3">Youth that is curious about SpaceX and it's missions. Both current events and future.</text:p>
      <text:p text:style-name="P3">Easy to digest info, not heavy technical information load. Precerve links for those whom want to delve deeper. <text:s/>Wake up the curiosity with people and the “everyday man”.</text:p>
      <text:p text:style-name="P3"/>
      <text:p text:style-name="P3">Suggestions for navlinks:</text:p>
      <text:list xml:id="list2297024576081723020" text:style-name="L2">
        <text:list-item>
          <text:p text:style-name="P20">Frontpage (continue button) – perhaps a video background? Or changing background = build up </text:p>
        </text:list-item>
      </text:list>
      <text:list xml:id="list396099487298655969" text:style-name="L3">
        <text:list-item>
          <text:p text:style-name="P21">Currently happening (frontpage) – also include the ISS position as they co-operate with SpaceX.</text:p>
        </text:list-item>
        <text:list-item>
          <text:p text:style-name="P21">History (timeline (interactive))</text:p>
        </text:list-item>
        <text:list-item>
          <text:p text:style-name="P21">Future (timeline (interactive))</text:p>
        </text:list-item>
        <text:list-item>
          <text:p text:style-name="P21">Contact (validation)</text:p>
        </text:list-item>
      </text:list>
      <text:p text:style-name="P3"/>
      <text:list xml:id="list4681946134549650095" text:style-name="L4">
        <text:list-item>
          <text:p text:style-name="P18">Also include perusasiveness such as: newsletter etc.</text:p>
        </text:list-item>
        <text:list-item>
          <text:p text:style-name="P18">Include today's date and clock?</text:p>
        </text:list-item>
      </text:list>
      <text:p text:style-name="P2"/>
      <text:p text:style-name="P2">Personas</text:p>
      <text:p text:style-name="P2"/>
      <text:list xml:id="list21716770" text:continue-numbering="true" text:style-name="L4">
        <text:list-item>
          <text:p text:style-name="P22">the student getting info for a essay/paper delivery</text:p>
        </text:list-item>
        <text:list-item>
          <text:p text:style-name="P22">the father that wants to show his kid whats happening in space</text:p>
        </text:list-item>
        <text:list-item>
          <text:p text:style-name="P18">the kid dreaming about becoming an astronaut</text:p>
        </text:list-item>
      </text:list>
      <text:p text:style-name="P12">Week 3:</text:p>
      <text:p text:style-name="P4"/>
      <text:p text:style-name="P4">Possible API's to use:</text:p>
      <text:list xml:id="list139121440148783087" text:style-name="L5">
        <text:list-item>
          <text:p text:style-name="P23">All Launchpads ( <text:a xlink:type="simple" xlink:href="https://docs.spacexdata.com/?version=latest#58df29dc-5839-42fc-9540-2f572fd13438" text:style-name="Internet_20_link" text:visited-style-name="Visited_20_Internet_20_Link">https://docs.spacexdata.com/?version=latest#58df29dc-5839-42fc-9540-2f572fd13438</text:a> )</text:p>
        </text:list-item>
        <text:list-item>
          <text:p text:style-name="P23">Historical events ( <text:a xlink:type="simple" xlink:href="https://docs.spacexdata.com/?version=latest#9f1dfdc0-fbe8-4ae5-9209-7f3d649a627c" text:style-name="Internet_20_link" text:visited-style-name="Visited_20_Internet_20_Link">https://docs.spacexdata.com/?version=latest#9f1dfdc0-fbe8-4ae5-9209-7f3d649a627c</text:a> )</text:p>
        </text:list-item>
        <text:list-item>
          <text:p text:style-name="P23">Upcoming launches ( <text:a xlink:type="simple" xlink:href="https://docs.spacexdata.com/?version=latest#e001c501-9c09-4703-9e29-f91fbbf8db7c" text:style-name="Internet_20_link" text:visited-style-name="Visited_20_Internet_20_Link">https://docs.spacexdata.com/?version=latest#e001c501-9c09-4703-9e29-f91fbbf8db7c</text:a> )</text:p>
        </text:list-item>
        <text:list-item>
          <text:p text:style-name="P23">Comapny Info ( <text:a xlink:type="simple" xlink:href="https://docs.spacexdata.com/?version=latest#9b8b053e-cb75-400c-9635-5fe1c771d8a3" text:style-name="Internet_20_link" text:visited-style-name="Visited_20_Internet_20_Link">https://docs.spacexdata.com/?version=latest#9b8b053e-cb75-400c-9635-5fe1c771d8a3</text:a> )</text:p>
        </text:list-item>
        <text:list-item>
          <text:p text:style-name="P23">Tesla in space</text:p>
        </text:list-item>
      </text:list>
      <text:p text:style-name="P3"/>
      <text:p text:style-name="P6">Easy to digest info, not heavy technical information load. Precerve links for those whom want to delve deeper. <text:s/>Wake up the curiosity with people and the “everyday man”.</text:p>
      <text:list xml:id="list8307099889982884925" text:style-name="L6">
        <text:list-item>
          <text:p text:style-name="P19">The countdown: original idea was to get the API together with the countdown, so that the countdown also updates wwhen the next launch updates.</text:p>
          <text:p text:style-name="P19">But I was not able to.</text:p>
        </text:list-item>
        <text:list-item>
          <text:p text:style-name="P19">Wanted to make the inactie/active rocket staus colored (red and green).</text:p>
          <text:p text:style-name="P19">The reason for false=inactive /true=active is that it looks better, and then its the same wording as in the launch pad API.</text:p>
        </text:list-item>
        <text:list-item>
          <text:p text:style-name="P19">Some of the API's where objects, other were arrays (rocket, launch pads). Then = make “for loops”</text:p>
        </text:list-item>
        <text:list-item>
          <text:p text:style-name="P19">mention that the countdown and map might be wrong as I don't know when they will (teachers) look at my assignment (test 000 countdown)</text:p>
        </text:list-item>
        <text:list-item>
          <text:p text:style-name="P19">microsite often just ONE page, but we had to have four</text:p>
        </text:list-item>
        <text:list-item>
          <text:p text:style-name="P19">learned about the CSS direction Property, webkit, :before/:after and that you coould have more classes(names of classes) inside a div class=”blah blah-right” etc.</text:p>
        </text:list-item>
        <text:list-item>
          <text:p text:style-name="P19">removed thing I didnt know or understand. Tried to end up with same result after trying and failing</text:p>
        </text:list-item>
        <text:list-item>
          <text:p text:style-name="P19">my timeline is very basic – but easy to read</text:p>
        </text:list-item>
        <text:list-item>
          <text:p text:style-name="P19">the page is a summarty of what you can find on the web, and for spaceX “firstTimers”</text:p>
        </text:list-item>
        <text:list-item>
          <text:p text:style-name="P19">a lot of scrolling as its more comfortable to do when bored and researching on mobile? - common for microsites</text:p>
        </text:list-item>
        <text:list-item>
          <text:p text:style-name="P19">make a summary of my research of microsites.</text:p>
        </text:list-item>
        <text:list-item>
          <text:p text:style-name="P19">The site is a portal to more knowledge</text:p>
        </text:list-item>
        <text:list-item>
          <text:p text:style-name="P19">struggled a lot with the history API and make it itno a timeline like the one on “future”. The problem was to get a right/left div every other row trough innerhtml. I found a soloution by googling and learning about ntchild(odd/even). The function and variabnle names is still “right” etc. as I haven't had the time to correct.(kanskje?)</text:p>
        </text:list-item>
        <text:list-item>
          <text:p text:style-name="P19">I was to ambitious. Used too much time trying and failing.</text:p>
        </text:list-item>
      </text:list>
      <text:p text:style-name="P2"/>
      <text:p text:style-name="P11">Requirements:</text:p>
      <text:p text:style-name="P1"/>
      <text:list xml:id="list991752892891429971" text:style-name="L7">
        <text:list-item>
          <text:p text:style-name="P27">Introduction/Interpretation of the assignment </text:p>
        </text:list-item>
      </text:list>
      <text:list xml:id="list6968088208707913861" text:style-name="L8">
        <text:list-item>
          <text:p text:style-name="P28">Planning, functional spec, Gantt chart </text:p>
        </text:list-item>
        <text:list-item>
          <text:p text:style-name="P28">Target audience/research </text:p>
        </text:list-item>
        <text:list-item>
          <text:p text:style-name="P28">Graphic design: design principles, typography, color </text:p>
        </text:list-item>
        <text:list-item>
          <text:p text:style-name="P28">HTML/CSS: Semantics, structure </text:p>
        </text:list-item>
        <text:list-item>
          <text:p text:style-name="P28">SEO/Content Stategy/WCAG </text:p>
        </text:list-item>
        <text:list-item>
          <text:p text:style-name="P28">Interface Design: Personae/Scenario, Affordances, Navigation, Persuasion, Wireframing, Prototyping </text:p>
        </text:list-item>
        <text:list-item>
          <text:p text:style-name="P28">Javascript </text:p>
        </text:list-item>
        <text:list-item>
          <text:p text:style-name="P28">Implementation/rollout </text:p>
        </text:list-item>
        <text:list-item>
          <text:p text:style-name="P26">Conclusion </text:p>
        </text:list-item>
      </text:list>
      <text:p text:style-name="P15"/>
      <text:p text:style-name="P15"/>
      <text:p text:style-name="P15"/>
      <text:p text:style-name="P14"><text:bookmark text:name="yui_3_17_2_1_1559403091828_68"/><text:bookmark text:name="yui_3_17_2_1_1559403091828_67"/><text:bookmark text:name="yui_3_17_2_1_1559403091828_66"/></text:p>
      <table:table table:name="Tabell1" table:style-name="Tabell1">
        <table:table-column table:style-name="Tabell1.A"/>
        <table:table-column table:style-name="Tabell1.B"/>
        <table:table-row>
          <table:table-cell table:style-name="Tabell1.A1" office:value-type="string">
            <text:p text:style-name="P10">Feedback comments<text:bookmark text:name="yui_3_17_2_1_1559403091828_65"/></text:p>
          </table:table-cell>
          <table:table-cell table:style-name="Tabell1.A1" office:value-type="string">
            <text:p text:style-name="P16">You have good personas. Your target audience is quite broad in age and it might be difficult to cater to someone under 10 to someone in their 30s as they will have different goals.</text:p>
            <text:p text:style-name="P16">The homepage of your site is good with a clear CTA. From the first impression, this is a site definitely aimed at an older audience (a young user will not stay on a site for long with this much text). Your font choice is good. Your footer menu is a big large and has a lot happening on it. You might want to change your social media links to images and create the headquarters and inquires into links as well. The email sign up is lost amongst the other information.</text:p>
            <text:p text:style-name="P16">Make sure you have a similar theme running across your pages. There are small design and colour changes to pages that make it seem inconsistent.</text:p>
            <text:p text:style-name="P16">Overall it looks good.</text:p>
          </table:table-cell>
        </table:table-row>
      </table:table>
      <text:p text:style-name="P15"/>
      <text:p text:style-name="P1"/>
      <text:p text:style-name="P11">Quotes, stuff to use in text:</text:p>
      <text:p text:style-name="P1"/>
      <text:list xml:id="list543087629357344904" text:style-name="L9">
        <text:list-item>
          <text:p text:style-name="P24">They were building a Ferrari for every launch, when it was possible that a Honda Accord might do the trick. - Elon Musk</text:p>
        </text:list-item>
      </text:list>
      <text:p text:style-name="P13">Sources:</text:p>
      <text:p text:style-name="P5"/>
      <text:p text:style-name="P5">Space x facts:</text:p>
      <text:list xml:id="list69480670722009430" text:style-name="L10">
        <text:list-item>
          <text:p text:style-name="P25"><text:a xlink:type="simple" xlink:href="https://en.wikipedia.org/wiki/SpaceX_launch_facilities" text:style-name="Internet_20_link" text:visited-style-name="Visited_20_Internet_20_Link">https://en.wikipedia.org/wiki/SpaceX_launch_facilities</text:a></text:p>
        </text:list-item>
        <text:list-item>
          <text:p text:style-name="P25"><text:a xlink:type="simple" xlink:href="https://www.businessinsider.com/elon-musk-spacex-mars-plan-timeline-2018-10?r=US&amp;IR=T#2022-launch-two-missions-to-mars-full-of-cargo-and-supplies-but-no-people-5" text:style-name="Internet_20_link" text:visited-style-name="Visited_20_Internet_20_Link">https://www.businessinsider.com/elon-musk-spacex-mars-plan-timeline-2018-10?r=US&amp;IR=T#2022-launch-two-missions-to-mars-full-of-cargo-and-supplies-but-no-people-5</text:a></text:p>
        </text:list-item>
        <text:list-item>
          <text:p text:style-name="P25"><text:a xlink:type="simple" xlink:href="https://www.inverse.com/article/51291-spacex-here-s-the-timeline-for-getting-to-mars-and-starting-a-colony" text:style-name="Internet_20_link" text:visited-style-name="Visited_20_Internet_20_Link">https://www.inverse.com/article/51291-spacex-here-s-the-timeline-for-getting-to-mars-and-starting-a-colony</text:a></text:p>
        </text:list-item>
        <text:list-item>
          <text:p text:style-name="P25"><text:a xlink:type="simple" xlink:href="https://css-tricks.com/responsive-data-tables/" text:style-name="Internet_20_link" text:visited-style-name="Visited_20_Internet_20_Link">https://css-tricks.com/responsive-data-tables/</text:a></text:p>
        </text:list-item>
        <text:list-item>
          <text:p text:style-name="P25"><text:a xlink:type="simple" xlink:href="https://flaviocopes.com/css-responsive-table/" text:style-name="Internet_20_link" text:visited-style-name="Visited_20_Internet_20_Link">https://flaviocopes.com/css-responsive-table/</text:a></text:p>
        </text:list-item>
        <text:list-item>
          <text:p text:style-name="P25"><text:a xlink:type="simple" xlink:href="https://dribbble.com/shots/1573944-Freebie-iOS7-Style-Social-Media-Icons" text:style-name="Internet_20_link" text:visited-style-name="Visited_20_Internet_20_Link">https://dribbble.com/shots/1573944-Freebie-iOS7-Style-Social-Media-Icons</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Regular" svg:font-family="MontserratRegular"/>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23T14:35:44.51</meta:creation-date>
    <dc:date>2019-06-14T01:49:58.82</dc:date>
    <meta:editing-duration>P14DT12H28M8S</meta:editing-duration>
    <meta:editing-cycles>22</meta:editing-cycles>
    <meta:generator>OpenOffice/4.1.1$Win32 OpenOffice.org_project/411m6$Build-9775</meta:generator>
    <meta:document-statistic meta:table-count="1" meta:image-count="0" meta:object-count="0" meta:page-count="5" meta:paragraph-count="73" meta:word-count="785" meta:character-count="5171"/>
  </office:meta>
</office:document-meta>
</file>